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ESPINOZA PAUCARA, YURI LIZBETH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ESPINOZA PAUCARA YURI LIZBETH</text:span></text:p>
      <text:p text:style-name="P5">Recojo: <text:span text:style-name="T3">CHOQUE AROCUTIPA JHEFERSON JHOE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0:56:1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